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BinaryTest.aComplexObjectThatContainsBi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sBinaryTest.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BinaryTest.anArrayThatDoesNotContain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BinaryTest.aComplexObjectThatContainsNoBi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sBinaryTest.anObjectThatContains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sBinaryTest.anObjectThatDoesNotContain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BinaryTest.tes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BinaryTest.anArrayContains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